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377cm" fo:min-width="3.107cm"/>
    </style:style>
    <style:style style:name="gr2" style:family="graphic" style:parent-style-name="standard">
      <style:graphic-properties draw:opacity="38%" draw:textarea-horizontal-align="justify" draw:textarea-vertical-align="middle" draw:auto-grow-height="false" fo:min-height="1.25cm" fo:min-width="3.2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opacity="40%" draw:textarea-horizontal-align="justify" draw:textarea-vertical-align="middle" draw:auto-grow-height="false" fo:min-height="1.75cm" fo:min-width="5.5cm"/>
    </style:style>
    <style:style style:name="gr6" style:family="graphic" style:parent-style-name="standard">
      <style:graphic-properties draw:opacity="40%" draw:textarea-horizontal-align="justify" draw:textarea-vertical-align="middle" draw:auto-grow-height="false" fo:min-height="1.152cm" fo:min-width="3.422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518cm" fo:min-width="3.39cm"/>
    </style:style>
    <style:style style:name="gr8" style:family="graphic" style:parent-style-name="standard">
      <style:graphic-properties draw:opacity="40%" draw:textarea-horizontal-align="justify" draw:textarea-vertical-align="middle" draw:auto-grow-height="false" fo:min-height="1.75cm" fo:min-width="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opacity="38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40%"/>
      <style:paragraph-properties fo:text-align="center"/>
    </style:style>
    <style:style style:name="P6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01cm" svg:height="2.299cm" svg:x="7.5cm" svg:y="1.2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7.5cm" svg:height="3cm" svg:x="6.5cm" svg:y="6.5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0.051cm" svg:y1="3.5cm" svg:x2="10.25cm" svg:y2="6.5cm" draw:start-shape="id1" draw:start-glue-point="8" draw:end-shape="id2" draw:end-glue-point="4" svg:d="M10051 3500l199 3000" svg:viewBox="0 0 200 3001">
          <text:p/>
        </draw:connector>
        <draw:connector draw:style-name="gr4" draw:text-style-name="P4" draw:layer="layout" draw:type="line" svg:x1="10.25cm" svg:y1="9.5cm" svg:x2="10.3cm" svg:y2="11.9cm" draw:start-shape="id2" draw:start-glue-point="6" draw:end-shape="id3" draw:end-glue-point="7" svg:d="M10250 9500l50 2400" svg:viewBox="0 0 51 2401">
          <text:p text:style-name="P1"><text:tab/><text:tab/>TAK</text:p>
        </draw:connector>
        <draw:custom-shape draw:style-name="gr5" draw:text-style-name="P5" xml:id="id4" draw:id="id4" draw:layer="layout" svg:width="6cm" svg:height="2cm" svg:x="7.3cm" svg:y="16.1cm">
          <text:p text:style-name="P1">suma + a 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3cm" svg:y1="17.1cm" svg:x2="14cm" svg:y2="8cm" draw:start-shape="id4" draw:start-glue-point="1" draw:end-shape="id2" draw:end-glue-point="7" svg:d="M13300 17100h1202v-9100h-502" svg:viewBox="0 0 1203 9101">
          <text:p text:style-name="P1"><text:tab/><text:tab/><text:tab/></text:p>
        </draw:connector>
        <draw:custom-shape draw:style-name="gr6" draw:text-style-name="P5" xml:id="id3" draw:id="id3" draw:layer="layout" svg:width="7cm" svg:height="2.5cm" svg:x="6.8cm" svg:y="11.9cm">
          <text:p text:style-name="P1">Podaj liczbę "a"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4" draw:layer="layout" svg:x1="10.3cm" svg:y1="14.4cm" svg:x2="10.3cm" svg:y2="16.1cm" draw:start-shape="id3" draw:start-glue-point="5" draw:end-shape="id4" draw:end-glue-point="0" svg:d="M10300 14400v1700" svg:viewBox="0 0 1 1701">
          <text:p/>
        </draw:connector>
        <draw:custom-shape draw:style-name="gr7" draw:text-style-name="P6" xml:id="id6" draw:id="id6" draw:layer="layout" svg:width="5.5cm" svg:height="2.5cm" svg:x="7.8cm" svg:y="23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5" draw:id="id5" draw:layer="layout" svg:width="4.5cm" svg:height="2cm" svg:x="8.3cm" svg:y="20cm">
          <text:p text:style-name="P1">Wyświetl sumę 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0.999cm" svg:x1="6.5cm" svg:y1="8cm" svg:x2="8.3cm" svg:y2="21cm" draw:start-shape="id2" draw:start-glue-point="5" draw:end-shape="id5" draw:end-glue-point="3" svg:d="M6500 8000h-1500v13000h3300" svg:viewBox="0 0 3301 13001">
          <text:p text:style-name="P1">NIE</text:p>
        </draw:connector>
        <draw:connector draw:style-name="gr3" draw:text-style-name="P4" draw:layer="layout" svg:x1="10.55cm" svg:y1="22cm" svg:x2="10.55cm" svg:y2="23.5cm" draw:start-shape="id5" draw:start-glue-point="2" draw:end-shape="id6" draw:end-glue-point="4" svg:d="M10550 22000v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3M35S</meta:editing-duration>
    <meta:editing-cycles>3</meta:editing-cycles>
    <meta:generator>LibreOffice/5.4.2.2$Windows_x86 LibreOffice_project/22b09f6418e8c2d508a9eaf86b2399209b0990f4</meta:generator>
    <dc:date>2018-10-07T21:11:37.273000000</dc:date>
    <meta:document-statistic meta:object-count="12"/>
  </office:meta>
</office:document-meta>
</file>